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Mangal1" svg:font-family="Mangal"/>
    <style:font-face style:name="inherit" svg:font-family="inherit"/>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4pt" fo:font-weight="bold" officeooo:rsid="0001e8db" officeooo:paragraph-rsid="0001e8db" style:font-size-asian="14pt" style:font-weight-asian="bold" style:font-size-complex="14pt" style:font-weight-complex="bold"/>
    </style:style>
    <style:style style:name="P2" style:family="paragraph" style:parent-style-name="Standard">
      <style:text-properties style:font-name="Arial" fo:font-size="14pt" fo:font-weight="bold" officeooo:rsid="0001e8db" officeooo:paragraph-rsid="0007bf45" style:font-size-asian="14pt" style:font-weight-asian="bold" style:font-size-complex="14pt" style:font-weight-complex="bold"/>
    </style:style>
    <style:style style:name="P3" style:family="paragraph" style:parent-style-name="Standard">
      <style:text-properties style:font-name="Arial" officeooo:rsid="00054085" officeooo:paragraph-rsid="00054085"/>
    </style:style>
    <style:style style:name="P4" style:family="paragraph" style:parent-style-name="Standard">
      <style:text-properties style:font-name="Arial" officeooo:rsid="00054085" officeooo:paragraph-rsid="0005f852"/>
    </style:style>
    <style:style style:name="P5" style:family="paragraph" style:parent-style-name="Standard">
      <style:text-properties style:font-name="Arial" officeooo:rsid="00054085" officeooo:paragraph-rsid="0007bf45"/>
    </style:style>
    <style:style style:name="P6" style:family="paragraph" style:parent-style-name="Standard">
      <style:text-properties style:font-name="Arial" officeooo:rsid="00054085" officeooo:paragraph-rsid="000b4a07"/>
    </style:style>
    <style:style style:name="P7" style:family="paragraph" style:parent-style-name="Standard">
      <style:text-properties style:font-name="Arial" officeooo:rsid="0001e8db" officeooo:paragraph-rsid="0005f852"/>
    </style:style>
    <style:style style:name="P8" style:family="paragraph" style:parent-style-name="Standard">
      <style:text-properties style:font-name="Arial" officeooo:rsid="0001e8db" officeooo:paragraph-rsid="000b4a07"/>
    </style:style>
    <style:style style:name="P9" style:family="paragraph" style:parent-style-name="Standard">
      <style:text-properties style:font-name="Arial" officeooo:rsid="0005f852" officeooo:paragraph-rsid="0005f852"/>
    </style:style>
    <style:style style:name="P10" style:family="paragraph" style:parent-style-name="Standard">
      <style:text-properties style:font-name="Arial" officeooo:rsid="0005f852" officeooo:paragraph-rsid="000b4a07"/>
    </style:style>
    <style:style style:name="P11" style:family="paragraph" style:parent-style-name="Standard">
      <style:text-properties style:font-name="Arial" officeooo:rsid="0007bf45" officeooo:paragraph-rsid="0007bf45"/>
    </style:style>
    <style:style style:name="P12" style:family="paragraph" style:parent-style-name="Standard">
      <style:text-properties style:font-name="Arial" officeooo:rsid="0007bf45" officeooo:paragraph-rsid="000b4a07"/>
    </style:style>
    <style:style style:name="P13" style:family="paragraph" style:parent-style-name="Standard">
      <style:text-properties style:font-name="Arial" officeooo:rsid="0007bf45" officeooo:paragraph-rsid="000e3186"/>
    </style:style>
    <style:style style:name="P14" style:family="paragraph" style:parent-style-name="Standard">
      <style:text-properties style:font-name="Arial" officeooo:rsid="000a2a00" officeooo:paragraph-rsid="000a2a00"/>
    </style:style>
    <style:style style:name="P15" style:family="paragraph" style:parent-style-name="Standard">
      <style:text-properties style:font-name="Arial" officeooo:rsid="000a9546" officeooo:paragraph-rsid="000a9546"/>
    </style:style>
    <style:style style:name="P16" style:family="paragraph" style:parent-style-name="Standard">
      <style:text-properties style:font-name="Arial" officeooo:rsid="000b4a07" officeooo:paragraph-rsid="000b4a07"/>
    </style:style>
    <style:style style:name="P17" style:family="paragraph" style:parent-style-name="Standard">
      <style:text-properties style:font-name="Arial" fo:font-weight="bold" officeooo:rsid="000b4a07" officeooo:paragraph-rsid="000b4a07" style:font-weight-asian="bold" style:font-weight-complex="bold"/>
    </style:style>
    <style:style style:name="P18" style:family="paragraph" style:parent-style-name="Standard">
      <style:text-properties style:font-name="Arial" fo:font-weight="bold" officeooo:rsid="0007bf45" officeooo:paragraph-rsid="000b4a07" style:font-weight-asian="bold" style:font-weight-complex="bold"/>
    </style:style>
    <style:style style:name="P19" style:family="paragraph" style:parent-style-name="Standard">
      <style:text-properties style:font-name="Arial" officeooo:rsid="000c7d2e" officeooo:paragraph-rsid="000c7d2e"/>
    </style:style>
    <style:style style:name="P20" style:family="paragraph" style:parent-style-name="Standard">
      <style:text-properties style:font-name="Arial" officeooo:rsid="00112bcd" officeooo:paragraph-rsid="00112bcd"/>
    </style:style>
    <style:style style:name="P21" style:family="paragraph" style:parent-style-name="Standard">
      <style:text-properties style:font-name="Arial" officeooo:rsid="000a9546" officeooo:paragraph-rsid="000a9546"/>
    </style:style>
    <style:style style:name="T1" style:family="text">
      <style:text-properties officeooo:rsid="0005f852"/>
    </style:style>
    <style:style style:name="T2" style:family="text">
      <style:text-properties fo:font-weight="bold" style:font-weight-asian="bold" style:font-weight-complex="bold"/>
    </style:style>
    <style:style style:name="T3" style:family="text">
      <style:text-properties fo:font-weight="bold" officeooo:rsid="0007bf45" style:font-weight-asian="bold" style:font-weight-complex="bold"/>
    </style:style>
    <style:style style:name="T4" style:family="text">
      <style:text-properties fo:font-weight="bold" officeooo:rsid="000b4a07" style:font-weight-asian="bold" style:font-weight-complex="bold"/>
    </style:style>
    <style:style style:name="T5" style:family="text">
      <style:text-properties fo:font-weight="bold" officeooo:rsid="000c7d2e" style:font-weight-asian="bold" style:font-weight-complex="bold"/>
    </style:style>
    <style:style style:name="T6" style:family="text">
      <style:text-properties officeooo:rsid="00086825"/>
    </style:style>
    <style:style style:name="T7" style:family="text">
      <style:text-properties officeooo:rsid="0008e755"/>
    </style:style>
    <style:style style:name="T8" style:family="text">
      <style:text-properties officeooo:rsid="000b4a07"/>
    </style:style>
    <style:style style:name="T9" style:family="text">
      <style:text-properties officeooo:rsid="000c7d2e"/>
    </style:style>
    <style:style style:name="T10" style:family="text">
      <style:text-properties officeooo:rsid="000e3186"/>
    </style:style>
    <style:style style:name="T11" style:family="text">
      <style:text-properties officeooo:rsid="000fa469"/>
    </style:style>
    <style:style style:name="T12" style:family="text">
      <style:text-properties officeooo:rsid="00128f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jinn <text:span text:style-name="T6">thoughts</text:span> <text:span text:style-name="T12">7 Oct</text:span> 2020</text:p>
      <text:p text:style-name="P1"/>
      <text:p text:style-name="P9"><text:span text:style-name="T10">Coming along nicely, see new (fledgling) mjinn guide. </text:span>The major challenges:</text:p>
      <text:p text:style-name="P9"/>
      <text:p text:style-name="P6"><text:span text:style-name="T2">Income posting</text:span> </text:p>
      <text:p text:style-name="P8"/>
      <text:p text:style-name="P6"><text:span text:style-name="T1">Coming along, but </text:span>needs lots <text:span text:style-name="T1">more</text:span> work <text:span text:style-name="T1">to</text:span> <text:span text:style-name="T1">handle correctly the more challenging types of posting, including additional charges added during posting, unallocated rent, </text:span>group posting, reduced rent <text:span text:style-name="T1">payments, etc.</text:span></text:p>
      <text:p text:style-name="P6"/>
      <text:p text:style-name="P10"><text:span text:style-name="T3">Pay request</text:span><text:span text:style-name="T4">s</text:span></text:p>
      <text:p text:style-name="P17"/>
      <text:p text:style-name="P12">I may be wrong, but I think/hope that the pay request <text:span text:style-name="T7">code and other code can</text:span> be greatly simplified. I <text:span text:style-name="T12">am currrently</text:span> defining widely used rent objects <text:span text:style-name="T7">as mysql functions, so that I can get all of them in one call to the database, rather than them being defined in dozens of different places and passed all around the code, as in Jinn.</text:span></text:p>
      <text:p text:style-name="P12"/>
      <text:p text:style-name="P17">Email server</text:p>
      <text:p text:style-name="P17"/>
      <text:p text:style-name="P13">It will be a <text:span text:style-name="T6">big</text:span> improvement over Jinn if we c<text:span text:style-name="T6">an</text:span> implement an email server which will store all outgoing and incoming emails on the main server and allow the user (for example) to easily display the email thread for <text:span text:style-name="T10">a </text:span>rentcode. <text:s/><text:span text:style-name="T10">For the moment, the new docfiles app stores each outgoing document as an html string in the docfiles table and allows the user to cut and paste any incoming email into</text:span> <text:span text:style-name="T10">a new docfile, also as an html string. <text:s/>The latter method is a bit clunky, but matches Jinn current functionality and does allow text searches within mjinn. <text:s/>The docfiles table has a blob column named digidoc, which is where mjinn will store incoming pdf files, jpg files, etc. <text:s text:c="2"/></text:span></text:p>
      <text:p text:style-name="P18"/>
      <text:p text:style-name="P10"><text:span text:style-name="T5">E</text:span><text:span text:style-name="T4">diting of l</text:span><text:span text:style-name="T2">etter</text:span><text:span text:style-name="T3">s, </text:span><text:span text:style-name="T4">pay requests,</text:span><text:span text:style-name="T2"> email</text:span><text:span text:style-name="T3">s </text:span><text:span text:style-name="T4">and remittance advices</text:span></text:p>
      <text:p text:style-name="P3"/>
      <text:p text:style-name="P11"><text:span text:style-name="T6">A</text:span> <text:span text:style-name="T6">significant </text:span>challenge for a browser based app is to find a way for the user to edit a single payrequest, letter or email <text:span text:style-name="T6">locally, get the doc delivered </text:span>and then store a copy of th<text:span text:style-name="T9">e</text:span> edited <text:span text:style-name="T9">and delivered </text:span>doc on the server. <text:s/><text:span text:style-name="T11">As mentioned above, the new docfiles app offers the ability to search, edit, save and retrieve such documents. There is still a lot to do, particularly with how to create and deliver (post or email) each outgoing document.</text:span></text:p>
      <text:p text:style-name="P5"/>
      <text:p text:style-name="P9">More modest <text:span text:style-name="T8">challenges</text:span>:</text:p>
      <text:p text:style-name="P3"/>
      <text:p text:style-name="P16"><text:span text:style-name="T2">Properties </text:span><text:s/>- <text:s/>straightforward</text:p>
      <text:p text:style-name="P3"/>
      <text:p text:style-name="P7">Adding a charge for a rentcode can take place from 2 places – charges and rents – fix</text:p>
      <text:p text:style-name="P4"/>
      <text:p text:style-name="P3"><text:span text:style-name="T2">Head rent</text:span><text:span text:style-name="T4">s</text:span> - needs <text:span text:style-name="T1">lots </text:span>more work, including individual HRCode payments and create remittance advice</text:p>
      <text:p text:style-name="P3"/>
      <text:p text:style-name="P14">Get <text:span text:style-name="T8">OWINGSTAT and RENTSITUATION and other big deduced statements </text:span>working</text:p>
      <text:p text:style-name="P14"/>
      <text:p text:style-name="P15">Fill out the delete_item function for all tables</text:p>
      <text:p text:style-name="P15"><text:soft-page-break/></text:p>
      <text:p text:style-name="P19">Deal properly with multiple email addresses for one rent</text:p>
      <text:p text:style-name="P19"/>
      <text:p text:style-name="P20">Find way to persist query values after search</text:p>
      <text:p text:style-name="P15"/>
      <text:p text:style-name="P15">User avatar</text:p>
      <text:p text:style-name="P15">level 1</text:p>
      <text:p text:style-name="P15">cmartin616</text:p>
      <text:p text:style-name="P15">4 years ago</text:p>
      <text:p text:style-name="P15">I run several flask apps on a dedicated machine on my network. This is how I get it to work. It might not be correct, but it works for me.</text:p>
      <text:p text:style-name="P15"/>
      <text:p text:style-name="P15">Set host to 0.0.0.0. I leave debug mode on unless it's production and it works fine.</text:p>
      <text:p text:style-name="P15"/>
      <text:p text:style-name="P15">Restart app.</text:p>
      <text:p text:style-name="P15"/>
      <text:p text:style-name="P15">Find my machines internal IP. It might be something like 128.192.0.1.</text:p>
      <text:p text:style-name="P15"/>
      <text:p text:style-name="P15">Access my router and set port forwarding of port 5000 (or custom port, if running custom) to the above internal IP running the app. I'd suggest running on a non-standard port for security purposes.</text:p>
      <text:p text:style-name="P15"/>
      <text:p text:style-name="P15">Find my public IP. Something like whatsmyip.com or ipconfig can get this for you.</text:p>
      <text:p text:style-name="P15"/>
      <text:p text:style-name="P15">Using your device and browser, access your public IP:5000 and you should see requests made to your app and the app should load.</text:p>
      <text:p text:style-name="P15"/>
      <text:p text:style-name="P15">Your tablet or mobile device will connect to your public IP (essentially hitting your router) via port 5000 and your router will know to send all requests over port 5000 to the machine running the app. That machine is listening on that port and responds to requests.</text:p>
      <text:p text:style-name="P15"/>
      <text:p text:style-name="P15"/>
      <text:p text:style-name="P15">2</text:p>
      <text:p text:style-name="P15"/>
      <text:p text:style-name="P15">Share</text:p>
      <text:p text:style-name="P15">Report</text:p>
      <text:p text:style-name="P15">Save</text:p>
      <text:p text:style-name="P15"/>
      <text:p text:style-name="P15">3 Answers</text:p>
      <text:p text:style-name="P15"/>
      <text:p text:style-name="P15">56</text:p>
      <text:p text:style-name="P15"/>
      <text:p text:style-name="P15">First of all - make sure that your HTTP server is listening on 192.168.50.101:5000 or everywhere (0.0.0.0:5000) by checking the output of:</text:p>
      <text:p text:style-name="P15"/>
      <text:p text:style-name="P15">netstat -tupln | grep ':5000'</text:p>
      <text:p text:style-name="P15">If it isn't, consult Flask's documentation to bind to an address other than localhost.</text:p>
      <text:p text:style-name="P15"/>
      <text:p text:style-name="P15">If it is, allow the traffic using iptables:</text:p>
      <text:p text:style-name="P15"><text:soft-page-break/></text:p>
      <text:p text:style-name="P15">iptables -I INPUT -p tcp --dport 5000 -j ACCEPT</text:p>
      <text:p text:style-name="P15">From Flask's documentation:</text:p>
      <text:p text:style-name="P15"/>
      <text:p text:style-name="P15">Externally Visible Server If you run the server you will notice that the server is only accessible from your own computer, not from any other in the network. This is the default because in debugging mode a user of the application can execute arbitrary Python code on your computer.</text:p>
      <text:p text:style-name="P15"/>
      <text:p text:style-name="P15">If you have debug disabled or trust the users on your network, you can make the server publicly available simply by changing the call of the run() method to look like this:</text:p>
      <text:p text:style-name="P15"/>
      <text:p text:style-name="P15">app.run(host='0.0.0.0')</text:p>
      <text:p text:style-name="P15"/>
      <text:p text:style-name="P15"/>
      <text:p text:style-name="P15"/>
      <text:p text:style-name="P15"><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Mangal1" svg:font-family="Mangal"/>
    <style:font-face style:name="inherit" svg:font-family="inherit"/>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7.1$Windows_X86_64 LibreOffice_project/23edc44b61b830b7d749943e020e96f5a7df63bf</meta:generator>
    <dc:date>2021-02-16T23:55:27.820000000</dc:date>
    <meta:editing-duration>PT4H2M52S</meta:editing-duration>
    <meta:editing-cycles>16</meta:editing-cycles>
    <meta:document-statistic meta:table-count="0" meta:image-count="0" meta:object-count="0" meta:page-count="3" meta:paragraph-count="46" meta:word-count="734" meta:character-count="4215" meta:non-whitespace-character-count="3513"/>
  </office:meta>
</office:document-meta>
</file>